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ambria" fo:font-size="13pt" fo:font-style="normal" fo:text-shadow="none" style:text-underline-style="none" fo:font-weight="bold" style:font-size-asian="13pt" style:font-style-asian="normal" style:font-weight-asian="bold" style:font-name-complex="Docs-Cambria" style:font-size-complex="13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8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/>
          <table:table-cell table:style-name="ce27"/>
          <table:table-cell table:number-columns-repeated="1022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23"/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23"/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23"/>
          <table:table-cell table:number-columns-repeated="1006"/>
        </table:table-row>
        <table:table-row table:style-name="ro3">
          <table:table-cell table:style-name="ce2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table:number-columns-repeated="997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71.95" calcext:value-type="float">
            <text:p>-71,95</text:p>
          </table:table-cell>
          <table:table-cell table:style-name="ce17" table:formula="of:=POWER(10;[.C4]/10)" office:value-type="float" office:value="0.0000000638263486190548" calcext:value-type="float">
            <text:p>6,38E-08</text:p>
          </table:table-cell>
          <table:table-cell table:style-name="ce20" table:formula="of:=SQRT([.D4]/[.$D$14])" office:value-type="float" office:value="0.0653439050849751" calcext:value-type="float">
            <text:p>6,53E-02</text:p>
          </table:table-cell>
          <table:table-cell table:style-name="ce25" table:formula="of:=ABS(BESSELJ([.D$2];[.A4]))" office:value-type="float" office:value="0.260051954901933" calcext:value-type="float">
            <text:p>0,260051954901933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53.35" calcext:value-type="float">
            <text:p>-53,35</text:p>
          </table:table-cell>
          <table:table-cell table:style-name="ce17" table:formula="of:=POWER(10;[.I4]/10)" office:value-type="float" office:value="0.0000046238102139926" calcext:value-type="float">
            <text:p>4,62E-06</text:p>
          </table:table-cell>
          <table:table-cell table:style-name="ce20" table:formula="of:=SQRT([.J4]/[.$D$14])" office:value-type="float" office:value="0.55616683182508" calcext:value-type="float">
            <text:p>5,56E-01</text:p>
          </table:table-cell>
          <table:table-cell table:style-name="ce25" table:formula="of:=ABS(BESSELJ([.J$2];[.G4]))" office:value-type="float" office:value="0.177596771314338" calcext:value-type="float">
            <text:p>0,177596771314338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57.46" calcext:value-type="float">
            <text:p>-57,46</text:p>
          </table:table-cell>
          <table:table-cell table:style-name="ce17" table:formula="of:=POWER(10;[.O4]/10)" office:value-type="float" office:value="0.00000179473362683252" calcext:value-type="float">
            <text:p>1,79E-06</text:p>
          </table:table-cell>
          <table:table-cell table:style-name="ce20" table:formula="of:=SQRT([.P4]/[.$D$14])" office:value-type="float" office:value="0.346501473058321" calcext:value-type="float">
            <text:p>3,47E-01</text:p>
          </table:table-cell>
          <table:table-cell table:style-name="ce25" table:formula="of:=ABS(BESSELJ([.P$2];[.M4]))" office:value-type="float" office:value="0.0142244728267807" calcext:value-type="float">
            <text:p>0,0142244728267807</text:p>
          </table:table-cell>
          <table:table-cell table:number-columns-repeated="100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58.92" calcext:value-type="float">
            <text:p>-58,92</text:p>
          </table:table-cell>
          <table:table-cell table:style-name="ce18" table:formula="of:=POWER(10;[.C5]/10)" office:value-type="float" office:value="0.00000128233058265602" calcext:value-type="float">
            <text:p>1,28E-06</text:p>
          </table:table-cell>
          <table:table-cell table:style-name="ce21" table:formula="of:=SQRT([.D5]/[.$D$14])" office:value-type="float" office:value="0.292890364993077" calcext:value-type="float">
            <text:p>2,93E-01</text:p>
          </table:table-cell>
          <table:table-cell table:style-name="ce25" table:formula="of:=ABS(BESSELJ([.D$2];[.A5]))" office:value-type="float" office:value="0.339058958525936" calcext:value-type="float">
            <text:p>0,339058958525936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61.06" calcext:value-type="float">
            <text:p>-61,06</text:p>
          </table:table-cell>
          <table:table-cell table:style-name="ce18" table:formula="of:=POWER(10;[.I5]/10)" office:value-type="float" office:value="0.000000783429642766212" calcext:value-type="float">
            <text:p>7,83E-07</text:p>
          </table:table-cell>
          <table:table-cell table:style-name="ce21" table:formula="of:=SQRT([.J5]/[.$D$14])" office:value-type="float" office:value="0.228931252974614" calcext:value-type="float">
            <text:p>2,29E-01</text:p>
          </table:table-cell>
          <table:table-cell table:style-name="ce25" table:formula="of:=ABS(BESSELJ([.J$2];[.G5]))" office:value-type="float" office:value="0.327579137591465" calcext:value-type="float">
            <text:p>0,327579137591465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63.07" calcext:value-type="float">
            <text:p>-63,07</text:p>
          </table:table-cell>
          <table:table-cell table:style-name="ce18" table:formula="of:=POWER(10;[.O5]/10)" office:value-type="float" office:value="0.000000493173803954936" calcext:value-type="float">
            <text:p>4,93E-07</text:p>
          </table:table-cell>
          <table:table-cell table:style-name="ce21" table:formula="of:=SQRT([.P5]/[.$D$14])" office:value-type="float" office:value="0.181637319931909" calcext:value-type="float">
            <text:p>1,82E-01</text:p>
          </table:table-cell>
          <table:table-cell table:style-name="ce25" table:formula="of:=ABS(BESSELJ([.P$2];[.M5]))" office:value-type="float" office:value="0.205104038613523" calcext:value-type="float">
            <text:p>0,205104038613523</text:p>
          </table:table-cell>
          <table:table-cell table:number-columns-repeated="1006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67.35" calcext:value-type="float">
            <text:p>-67,35</text:p>
          </table:table-cell>
          <table:table-cell table:style-name="ce18" table:formula="of:=POWER(10;[.C6]/10)" office:value-type="float" office:value="0.000000184077200146896" calcext:value-type="float">
            <text:p>1,84E-07</text:p>
          </table:table-cell>
          <table:table-cell table:style-name="ce21" table:formula="of:=SQRT([.D6]/[.$D$14])" office:value-type="float" office:value="0.110969872037622" calcext:value-type="float">
            <text:p>1,11E-01</text:p>
          </table:table-cell>
          <table:table-cell table:style-name="ce25" table:formula="of:=ABS(BESSELJ([.D$2];[.A6]))" office:value-type="float" office:value="0.486091260585891" calcext:value-type="float">
            <text:p>0,48609126058589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53.67" calcext:value-type="float">
            <text:p>-53,67</text:p>
          </table:table-cell>
          <table:table-cell table:style-name="ce18" table:formula="of:=POWER(10;[.I6]/10)" office:value-type="float" office:value="0.00000429536426764887" calcext:value-type="float">
            <text:p>4,30E-06</text:p>
          </table:table-cell>
          <table:table-cell table:style-name="ce21" table:formula="of:=SQRT([.J6]/[.$D$14])" office:value-type="float" office:value="0.536049734490004" calcext:value-type="float">
            <text:p>5,36E-01</text:p>
          </table:table-cell>
          <table:table-cell table:style-name="ce25" table:formula="of:=ABS(BESSELJ([.J$2];[.G6]))" office:value-type="float" office:value="0.0465651162777521" calcext:value-type="float">
            <text:p>0,046565116277752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57.15" calcext:value-type="float">
            <text:p>-57,15</text:p>
          </table:table-cell>
          <table:table-cell table:style-name="ce18" table:formula="of:=POWER(10;[.O6]/10)" office:value-type="float" office:value="0.00000192752491319094" calcext:value-type="float">
            <text:p>1,93E-06</text:p>
          </table:table-cell>
          <table:table-cell table:style-name="ce21" table:formula="of:=SQRT([.P6]/[.$D$14])" office:value-type="float" office:value="0.359091467016669" calcext:value-type="float">
            <text:p>3,59E-01</text:p>
          </table:table-cell>
          <table:table-cell table:style-name="ce25" table:formula="of:=ABS(BESSELJ([.P$2];[.M6]))" office:value-type="float" office:value="0.0415716779752504" calcext:value-type="float">
            <text:p>0,0415716779752504</text:p>
          </table:table-cell>
          <table:table-cell table:number-columns-repeated="100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60.1" calcext:value-type="float">
            <text:p>-60,1</text:p>
          </table:table-cell>
          <table:table-cell table:style-name="ce18" table:formula="of:=POWER(10;[.C7]/10)" office:value-type="float" office:value="0.000000977237220955811" calcext:value-type="float">
            <text:p>9,77E-07</text:p>
          </table:table-cell>
          <table:table-cell table:style-name="ce21" table:formula="of:=SQRT([.D7]/[.$D$14])" office:value-type="float" office:value="0.2556849027157" calcext:value-type="float">
            <text:p>2,56E-01</text:p>
          </table:table-cell>
          <table:table-cell table:style-name="ce25" table:formula="of:=ABS(BESSELJ([.D$2];[.A7]))" office:value-type="float" office:value="0.309062722255252" calcext:value-type="float">
            <text:p>0,309062722255252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58.47" calcext:value-type="float">
            <text:p>-58,47</text:p>
          </table:table-cell>
          <table:table-cell table:style-name="ce18" table:formula="of:=POWER(10;[.I7]/10)" office:value-type="float" office:value="0.00000142232878712282" calcext:value-type="float">
            <text:p>1,42E-06</text:p>
          </table:table-cell>
          <table:table-cell table:style-name="ce21" table:formula="of:=SQRT([.J7]/[.$D$14])" office:value-type="float" office:value="0.308464425624528" calcext:value-type="float">
            <text:p>3,08E-01</text:p>
          </table:table-cell>
          <table:table-cell table:style-name="ce25" table:formula="of:=ABS(BESSELJ([.J$2];[.G7]))" office:value-type="float" office:value="0.364831230613667" calcext:value-type="float">
            <text:p>0,364831230613667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64.34" calcext:value-type="float">
            <text:p>-64,34</text:p>
          </table:table-cell>
          <table:table-cell table:style-name="ce18" table:formula="of:=POWER(10;[.O7]/10)" office:value-type="float" office:value="0.000000368128973642531" calcext:value-type="float">
            <text:p>3,68E-07</text:p>
          </table:table-cell>
          <table:table-cell table:style-name="ce21" table:formula="of:=SQRT([.P7]/[.$D$14])" office:value-type="float" office:value="0.156929678581153" calcext:value-type="float">
            <text:p>1,57E-01</text:p>
          </table:table-cell>
          <table:table-cell table:style-name="ce25" table:formula="of:=ABS(BESSELJ([.P$2];[.M7]))" office:value-type="float" office:value="0.194018257820123" calcext:value-type="float">
            <text:p>0,194018257820123</text:p>
          </table:table-cell>
          <table:table-cell table:number-columns-repeated="100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60.66" calcext:value-type="float">
            <text:p>-60,66</text:p>
          </table:table-cell>
          <table:table-cell table:style-name="ce18" table:formula="of:=POWER(10;[.C8]/10)" office:value-type="float" office:value="0.000000859013521505396" calcext:value-type="float">
            <text:p>8,59E-07</text:p>
          </table:table-cell>
          <table:table-cell table:style-name="ce21" table:formula="of:=SQRT([.D8]/[.$D$14])" office:value-type="float" office:value="0.23972045053078" calcext:value-type="float">
            <text:p>2,40E-01</text:p>
          </table:table-cell>
          <table:table-cell table:style-name="ce25" table:formula="of:=ABS(BESSELJ([.D$2];[.A8]))" office:value-type="float" office:value="0.132034183924612" calcext:value-type="float">
            <text:p>0,132034183924612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55.6" calcext:value-type="float">
            <text:p>-55,6</text:p>
          </table:table-cell>
          <table:table-cell table:style-name="ce18" table:formula="of:=POWER(10;[.I8]/10)" office:value-type="float" office:value="0.00000275422870333816" calcext:value-type="float">
            <text:p>2,75E-06</text:p>
          </table:table-cell>
          <table:table-cell table:style-name="ce21" table:formula="of:=SQRT([.J8]/[.$D$14])" office:value-type="float" office:value="0.429244842052393" calcext:value-type="float">
            <text:p>4,29E-01</text:p>
          </table:table-cell>
          <table:table-cell table:style-name="ce25" table:formula="of:=ABS(BESSELJ([.J$2];[.G8]))" office:value-type="float" office:value="0.391232360458648" calcext:value-type="float">
            <text:p>0,391232360458648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56.73" calcext:value-type="float">
            <text:p>-56,73</text:p>
          </table:table-cell>
          <table:table-cell table:style-name="ce18" table:formula="of:=POWER(10;[.O8]/10)" office:value-type="float" office:value="0.00000212324446200022" calcext:value-type="float">
            <text:p>2,12E-06</text:p>
          </table:table-cell>
          <table:table-cell table:style-name="ce21" table:formula="of:=SQRT([.P8]/[.$D$14])" office:value-type="float" office:value="0.376881730401" calcext:value-type="float">
            <text:p>3,77E-01</text:p>
          </table:table-cell>
          <table:table-cell table:style-name="ce25" table:formula="of:=ABS(BESSELJ([.P$2];[.M8]))" office:value-type="float" office:value="0.1191789811033" calcext:value-type="float">
            <text:p>0,1191789811033</text:p>
          </table:table-cell>
          <table:table-cell table:number-columns-repeated="1006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68.45" calcext:value-type="float">
            <text:p>-68,45</text:p>
          </table:table-cell>
          <table:table-cell table:style-name="ce18" table:formula="of:=POWER(10;[.C9]/10)" office:value-type="float" office:value="0.00000014288939585111" calcext:value-type="float">
            <text:p>1,43E-07</text:p>
          </table:table-cell>
          <table:table-cell table:style-name="ce21" table:formula="of:=SQRT([.D9]/[.$D$14])" office:value-type="float" office:value="0.0977698806965901" calcext:value-type="float">
            <text:p>9,78E-02</text:p>
          </table:table-cell>
          <table:table-cell table:style-name="ce25" table:formula="of:=ABS(BESSELJ([.D$2];[.A9]))" office:value-type="float" office:value="0.0430284348770476" calcext:value-type="float">
            <text:p>0,0430284348770476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54.19" calcext:value-type="float">
            <text:p>-54,19</text:p>
          </table:table-cell>
          <table:table-cell table:style-name="ce18" table:formula="of:=POWER(10;[.I9]/10)" office:value-type="float" office:value="0.00000381065823393773" calcext:value-type="float">
            <text:p>3,81E-06</text:p>
          </table:table-cell>
          <table:table-cell table:style-name="ce21" table:formula="of:=SQRT([.J9]/[.$D$14])" office:value-type="float" office:value="0.504899668134967" calcext:value-type="float">
            <text:p>5,05E-01</text:p>
          </table:table-cell>
          <table:table-cell table:style-name="ce25" table:formula="of:=ABS(BESSELJ([.J$2];[.G9]))" office:value-type="float" office:value="0.26114054612017" calcext:value-type="float">
            <text:p>0,26114054612017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67.64" calcext:value-type="float">
            <text:p>-67,64</text:p>
          </table:table-cell>
          <table:table-cell table:style-name="ce18" table:formula="of:=POWER(10;[.O9]/10)" office:value-type="float" office:value="0.000000172186857498601" calcext:value-type="float">
            <text:p>1,72E-07</text:p>
          </table:table-cell>
          <table:table-cell table:style-name="ce21" table:formula="of:=SQRT([.P9]/[.$D$14])" office:value-type="float" office:value="0.107326034985782" calcext:value-type="float">
            <text:p>1,07E-01</text:p>
          </table:table-cell>
          <table:table-cell table:style-name="ce25" table:formula="of:=ABS(BESSELJ([.P$2];[.M9]))" office:value-type="float" office:value="0.13045613456503" calcext:value-type="float">
            <text:p>0,13045613456503</text:p>
          </table:table-cell>
          <table:table-cell table:number-columns-repeated="1006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58.1" calcext:value-type="float">
            <text:p>-58,1</text:p>
          </table:table-cell>
          <table:table-cell table:style-name="ce18" table:formula="of:=POWER(10;[.C10]/10)" office:value-type="float" office:value="0.00000154881661891248" calcext:value-type="float">
            <text:p>1,55E-06</text:p>
          </table:table-cell>
          <table:table-cell table:style-name="ce21" table:formula="of:=SQRT([.D10]/[.$D$14])" office:value-type="float" office:value="0.321888221440914" calcext:value-type="float">
            <text:p>3,22E-01</text:p>
          </table:table-cell>
          <table:table-cell table:style-name="ce25" table:formula="of:=ABS(BESSELJ([.D$2];[.A10]))" office:value-type="float" office:value="0.0113939323322131" calcext:value-type="float">
            <text:p>0,0113939323322131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63.6" calcext:value-type="float">
            <text:p>-63,6</text:p>
          </table:table-cell>
          <table:table-cell table:style-name="ce18" table:formula="of:=POWER(10;[.I10]/10)" office:value-type="float" office:value="0.000000436515832240166" calcext:value-type="float">
            <text:p>4,37E-07</text:p>
          </table:table-cell>
          <table:table-cell table:style-name="ce21" table:formula="of:=SQRT([.J10]/[.$D$14])" office:value-type="float" office:value="0.170885449544161" calcext:value-type="float">
            <text:p>1,71E-01</text:p>
          </table:table-cell>
          <table:table-cell table:style-name="ce25" table:formula="of:=ABS(BESSELJ([.J$2];[.G10]))" office:value-type="float" office:value="0.131048731781692" calcext:value-type="float">
            <text:p>0,131048731781692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56.32" calcext:value-type="float">
            <text:p>-56,32</text:p>
          </table:table-cell>
          <table:table-cell table:style-name="ce18" table:formula="of:=POWER(10;[.O10]/10)" office:value-type="float" office:value="0.000002333458062281" calcext:value-type="float">
            <text:p>2,33E-06</text:p>
          </table:table-cell>
          <table:table-cell table:style-name="ce21" table:formula="of:=SQRT([.P10]/[.$D$14])" office:value-type="float" office:value="0.395098231044383" calcext:value-type="float">
            <text:p>3,95E-01</text:p>
          </table:table-cell>
          <table:table-cell table:style-name="ce25" table:formula="of:=ABS(BESSELJ([.P$2];[.M10]))" office:value-type="float" office:value="0.206149737479986" calcext:value-type="float">
            <text:p>0,206149737479986</text:p>
          </table:table-cell>
          <table:table-cell table:number-columns-repeated="1006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61.53" calcext:value-type="float">
            <text:p>-61,53</text:p>
          </table:table-cell>
          <table:table-cell table:style-name="ce18" table:formula="of:=POWER(10;[.C11]/10)" office:value-type="float" office:value="0.000000703072319883833" calcext:value-type="float">
            <text:p>7,03E-07</text:p>
          </table:table-cell>
          <table:table-cell table:style-name="ce21" table:formula="of:=SQRT([.D11]/[.$D$14])" office:value-type="float" office:value="0.216872799325471" calcext:value-type="float">
            <text:p>2,17E-01</text:p>
          </table:table-cell>
          <table:table-cell table:style-name="ce25" table:formula="of:=ABS(BESSELJ([.D$2];[.A11]))" office:value-type="float" office:value="0.00254729445180469" calcext:value-type="float">
            <text:p>0,00254729445180469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52.2" calcext:value-type="float">
            <text:p>-52,2</text:p>
          </table:table-cell>
          <table:table-cell table:style-name="ce18" table:formula="of:=POWER(10;[.I11]/10)" office:value-type="float" office:value="0.00000602559586074357" calcext:value-type="float">
            <text:p>6,03E-06</text:p>
          </table:table-cell>
          <table:table-cell table:style-name="ce21" table:formula="of:=SQRT([.J11]/[.$D$14])" office:value-type="float" office:value="0.634899646457632" calcext:value-type="float">
            <text:p>6,35E-01</text:p>
          </table:table-cell>
          <table:table-cell table:style-name="ce25" table:formula="of:=ABS(BESSELJ([.J$2];[.G11]))" office:value-type="float" office:value="0.0533764101558907" calcext:value-type="float">
            <text:p>0,0533764101558907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78.75" calcext:value-type="float">
            <text:p>-78,75</text:p>
          </table:table-cell>
          <table:table-cell table:style-name="ce18" table:formula="of:=POWER(10;[.O11]/10)" office:value-type="float" office:value="0.0000000133352143216332" calcext:value-type="float">
            <text:p>1,33E-08</text:p>
          </table:table-cell>
          <table:table-cell table:style-name="ce21" table:formula="of:=SQRT([.P11]/[.$D$14])" office:value-type="float" office:value="0.0298679272776575" calcext:value-type="float">
            <text:p>2,99E-02</text:p>
          </table:table-cell>
          <table:table-cell table:style-name="ce25" table:formula="of:=ABS(BESSELJ([.P$2];[.M11]))" office:value-type="float" office:value="0.0344636554189592" calcext:value-type="float">
            <text:p>0,0344636554189592</text:p>
          </table:table-cell>
          <table:table-cell table:number-columns-repeated="1006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72.65" calcext:value-type="float">
            <text:p>-72,65</text:p>
          </table:table-cell>
          <table:table-cell table:style-name="ce18" table:formula="of:=POWER(10;[.C12]/10)" office:value-type="float" office:value="0.0000000543250331492433" calcext:value-type="float">
            <text:p>5,43E-08</text:p>
          </table:table-cell>
          <table:table-cell table:style-name="ce21" table:formula="of:=SQRT([.D12]/[.$D$14])" office:value-type="float" office:value="0.0602844197701109" calcext:value-type="float">
            <text:p>6,03E-02</text:p>
          </table:table-cell>
          <table:table-cell table:style-name="ce25" table:formula="of:=ABS(BESSELJ([.D$2];[.A12]))" office:value-type="float" office:value="0.000493441776208835" calcext:value-type="float">
            <text:p>0,000493441776208835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61.46" calcext:value-type="float">
            <text:p>-61,46</text:p>
          </table:table-cell>
          <table:table-cell table:style-name="ce18" table:formula="of:=POWER(10;[.I12]/10)" office:value-type="float" office:value="0.000000714496326075514" calcext:value-type="float">
            <text:p>7,14E-07</text:p>
          </table:table-cell>
          <table:table-cell table:style-name="ce21" table:formula="of:=SQRT([.J12]/[.$D$14])" office:value-type="float" office:value="0.218627649299354" calcext:value-type="float">
            <text:p>2,19E-01</text:p>
          </table:table-cell>
          <table:table-cell table:style-name="ce25" table:formula="of:=ABS(BESSELJ([.J$2];[.G12]))" office:value-type="float" office:value="0.018405216654802" calcext:value-type="float">
            <text:p>0,018405216654802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56.19" calcext:value-type="float">
            <text:p>-56,19</text:p>
          </table:table-cell>
          <table:table-cell table:style-name="ce18" table:formula="of:=POWER(10;[.O12]/10)" office:value-type="float" office:value="0.00000240436280000693" calcext:value-type="float">
            <text:p>2,40E-06</text:p>
          </table:table-cell>
          <table:table-cell table:style-name="ce21" table:formula="of:=SQRT([.P12]/[.$D$14])" office:value-type="float" office:value="0.401056062102524" calcext:value-type="float">
            <text:p>4,01E-01</text:p>
          </table:table-cell>
          <table:table-cell table:style-name="ce25" table:formula="of:=ABS(BESSELJ([.P$2];[.M12]))" office:value-type="float" office:value="0.173983659088957" calcext:value-type="float">
            <text:p>0,173983659088957</text:p>
          </table:table-cell>
          <table:table-cell table:number-columns-repeated="1006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57.72" calcext:value-type="float">
            <text:p>-57,72</text:p>
          </table:table-cell>
          <table:table-cell table:style-name="ce19" table:formula="of:=POWER(10;[.C13]/10)" office:value-type="float" office:value="0.00000169044093164326" calcext:value-type="float">
            <text:p>1,69E-06</text:p>
          </table:table-cell>
          <table:table-cell table:style-name="ce22" table:formula="of:=SQRT([.D13]/[.$D$14])" office:value-type="float" office:value="0.336283133268346" calcext:value-type="float">
            <text:p>3,36E-01</text:p>
          </table:table-cell>
          <table:table-cell table:style-name="ce25" table:formula="of:=ABS(BESSELJ([.D$2];[.A13]))" office:value-type="float" office:value="0.0000843950213090918" calcext:value-type="float">
            <text:p>8,43950213090918E-05</text:p>
          </table:table-cell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54.92" calcext:value-type="float">
            <text:p>-54,92</text:p>
          </table:table-cell>
          <table:table-cell table:style-name="ce19" table:formula="of:=POWER(10;[.I13]/10)" office:value-type="float" office:value="0.00000322106879128343" calcext:value-type="float">
            <text:p>3,22E-06</text:p>
          </table:table-cell>
          <table:table-cell table:style-name="ce22" table:formula="of:=SQRT([.J13]/[.$D$14])" office:value-type="float" office:value="0.464199945614979" calcext:value-type="float">
            <text:p>4,64E-01</text:p>
          </table:table-cell>
          <table:table-cell table:style-name="ce25" table:formula="of:=ABS(BESSELJ([.J$2];[.G13]))" office:value-type="float" office:value="0.00552028313947569" calcext:value-type="float">
            <text:p>0,00552028313947569</text:p>
          </table:table-cell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70.22" calcext:value-type="float">
            <text:p>-70,22</text:p>
          </table:table-cell>
          <table:table-cell table:style-name="ce19" table:formula="of:=POWER(10;[.O13]/10)" office:value-type="float" office:value="0.0000000950604793656281" calcext:value-type="float">
            <text:p>9,51E-08</text:p>
          </table:table-cell>
          <table:table-cell table:style-name="ce22" table:formula="of:=SQRT([.P13]/[.$D$14])" office:value-type="float" office:value="0.0797452979890069" calcext:value-type="float">
            <text:p>7,97E-02</text:p>
          </table:table-cell>
          <table:table-cell table:style-name="ce25" table:formula="of:=ABS(BESSELJ([.P$2];[.M13]))" office:value-type="float" office:value="0.220046225113847" calcext:value-type="float">
            <text:p>0,220046225113847</text:p>
          </table:table-cell>
          <table:table-cell table:number-columns-repeated="1006"/>
        </table:table-row>
        <table:table-row table:style-name="ro1">
          <table:table-cell/>
          <table:table-cell table:style-name="ce27"/>
          <table:table-cell table:style-name="ce15" office:value-type="string" calcext:value-type="string">
            <text:p>Potencia total</text:p>
          </table:table-cell>
          <table:table-cell table:style-name="ce15" table:formula="of:=+[.D4]+2*SUM([.D5:.D13])" office:value-type="float" office:value="0.0000149482319980272" calcext:value-type="float">
            <text:p>1,49482319980272E-05</text:p>
          </table:table-cell>
          <table:table-cell table:style-name="ce15" office:value-type="string" calcext:value-type="string">
            <text:p>mW</text:p>
          </table:table-cell>
          <table:table-cell table:number-columns-repeated="2"/>
          <table:table-cell table:style-name="ce27"/>
          <table:table-cell table:style-name="ce15" office:value-type="string" calcext:value-type="string">
            <text:p>Potencia total</text:p>
          </table:table-cell>
          <table:table-cell table:style-name="ce15" table:formula="of:=+[.J4]+2*SUM([.J5:.J13])" office:value-type="float" office:value="0.0000515511831043056" calcext:value-type="float">
            <text:p>5,15511831043056E-05</text:p>
          </table:table-cell>
          <table:table-cell table:style-name="ce15" office:value-type="string" calcext:value-type="string">
            <text:p>mW</text:p>
          </table:table-cell>
          <table:table-cell table:number-columns-repeated="2"/>
          <table:table-cell table:style-name="ce27"/>
          <table:table-cell table:style-name="ce53" office:value-type="string" calcext:value-type="string">
            <text:p>Potencia total</text:p>
          </table:table-cell>
          <table:table-cell table:style-name="ce15" table:formula="of:=+[.P4]+2*SUM([.P5:.P13])" office:value-type="float" office:value="0.0000216556847593574" calcext:value-type="float">
            <text:p>2,16556847593574E-05</text:p>
          </table:table-cell>
          <table:table-cell table:style-name="ce15" office:value-type="string" calcext:value-type="string">
            <text:p>mW</text:p>
          </table:table-cell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5"/>
          <table:table-cell table:style-name="ce27"/>
          <table:table-cell table:style-name="ce1" table:number-columns-repeated="2"/>
          <table:table-cell table:number-columns-repeated="3"/>
          <table:table-cell table:style-name="ce27"/>
          <table:table-cell table:style-name="ce1" table:number-columns-repeated="2"/>
          <table:table-cell table:number-columns-repeated="1008"/>
        </table:table-row>
        <table:table-row table:style-name="ro6"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4"/>
          <table:table-cell/>
          <table:table-cell table:style-name="ce54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2" table:style-name="ce1"/>
          <table:covered-table-cell table:number-columns-repeated="2"/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6">
          <table:table-cell/>
          <table:covered-table-cell table:style-name="ce27"/>
          <table:covered-table-cell table:number-columns-repeated="4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/>
          <table:covered-table-cell table:style-name="ce27"/>
          <table:covered-table-cell table:number-columns-repeated="2" table:style-name="ce1"/>
          <table:covered-table-cell table:number-columns-repeated="2"/>
          <table:table-cell table:number-columns-repeated="1006"/>
        </table:table-row>
        <table:table-row table:style-name="ro1" table:number-rows-repeated="965">
          <table:table-cell/>
          <table:table-cell table:style-name="ce27"/>
          <table:table-cell table:number-columns-repeated="1022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8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text> </number:text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3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9:05:16.1677264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5T19:30:19.282429997</dc:date>
    <meta:editing-duration>PT16M19S</meta:editing-duration>
    <meta:editing-cycles>3</meta:editing-cycles>
    <meta:generator>LibreOffice/24.8.6.2$Linux_X86_64 LibreOffice_project/d50be90c1d90f0f90a5235ffcbbafbbfa38a83c2</meta:generator>
    <meta:document-statistic meta:table-count="1" meta:cell-count="210" meta:object-count="0"/>
  </office:meta>
</office:document-meta>
</file>